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1.25pt"/>
    </style:style>
    <style:style style:name="co2" style:family="table-column">
      <style:table-column-properties fo:break-before="auto" style:column-width="114.46pt"/>
    </style:style>
    <style:style style:name="co3" style:family="table-column">
      <style:table-column-properties fo:break-before="auto" style:column-width="129.91pt"/>
    </style:style>
    <style:style style:name="co4" style:family="table-column">
      <style:table-column-properties fo:break-before="auto" style:column-width="93.66pt"/>
    </style:style>
    <style:style style:name="co5" style:family="table-column">
      <style:table-column-properties fo:break-before="auto" style:column-width="82.54pt"/>
    </style:style>
    <style:style style:name="co6" style:family="table-column">
      <style:table-column-properties fo:break-before="auto" style:column-width="72.5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Directly fleeing predator</text:p>
          </table:table-cell>
          <table:table-cell office:value-type="string" calcext:value-type="string">
            <text:p>Moving away from predator</text:p>
          </table:table-cell>
          <table:table-cell office:value-type="string" calcext:value-type="string">
            <text:p>Random wandering</text:p>
          </table:table-cell>
          <table:table-cell office:value-type="string" calcext:value-type="string">
            <text:p>Turning in circles</text:p>
          </table:table-cell>
          <table:table-cell office:value-type="string" calcext:value-type="string">
            <text:p>Going straight</text:p>
          </table:table-cell>
        </table:table-row>
        <table:table-row table:style-name="ro1">
          <table:table-cell table:style-name="ce1" office:value-type="string" calcext:value-type="string">
            <text:p>Big network 5 observ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 boi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 boids short cha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 boids slow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 boids slower short cha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 boi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 boids short cha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 boids slow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 boids slower short chas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Small network 5 observ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 boi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 boids short cha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 boids slow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 boids slower short cha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 boi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 boids short cha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 boids slow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 boids slower short chas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Small network 2 observ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 boi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 boids short cha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 boids slow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 boids slower short cha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 boi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 boids short cha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 boids slow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 boids slower short chas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Small network 1 observ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 boi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 boids short cha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 boids slow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 boids slower short cha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 boi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 boids short cha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 boids slow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 boids slower short chas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Small network 0 observ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 boi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 boids short cha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 boids slow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 boids slower short cha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 boi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 boids short cha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 boids slow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 boids slower short chase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5">00/00/0000</text:date>, <text:time style:data-style-name="N2" text:time-value="12:00:40.76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2.1$Windows_X86_64 LibreOffice_project/f7f06a8f319e4b62f9bc5095aa112a65d2f3ac89</meta:generator>
    <dc:date>2023-03-05T12:13:00.624000000</dc:date>
    <meta:editing-duration>PT2M9S</meta:editing-duration>
    <meta:editing-cycles>1</meta:editing-cycles>
    <meta:document-statistic meta:table-count="1" meta:cell-count="50" meta:object-count="0"/>
  </office:meta>
</office:document-meta>
</file>